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oulos SIL" svg:font-family="'Doulos SIL'"/>
    <style:font-face style:name="Tahoma1" svg:font-family="Tahoma"/>
    <style:font-face style:name="Times New Roman1" svg:font-family="'Times New Roman'"/>
    <style:font-face style:name="Courier New" svg:font-family="'Courier New'" style:font-family-generic="roman" style:font-pitch="variable"/>
    <style:font-face style:name="Doulos SIL1" svg:font-family="'Doulos SI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5.5417in" fo:margin-left="0in" fo:margin-right="1.3833in" table:align="margins"/>
    </style:style>
    <style:style style:name="Table2.A" style:family="table-column">
      <style:table-column-properties style:column-width="0.5417in" style:rel-column-width="6405*"/>
    </style:style>
    <style:style style:name="Table2.B" style:family="table-column">
      <style:table-column-properties style:column-width="0.4271in" style:rel-column-width="5050*"/>
    </style:style>
    <style:style style:name="Table2.C" style:family="table-column">
      <style:table-column-properties style:column-width="0.7083in" style:rel-column-width="8376*"/>
    </style:style>
    <style:style style:name="Table2.D" style:family="table-column">
      <style:table-column-properties style:column-width="0.5986in" style:rel-column-width="7079*"/>
    </style:style>
    <style:style style:name="Table2.E" style:family="table-column">
      <style:table-column-properties style:column-width="1.2451in" style:rel-column-width="14724*"/>
    </style:style>
    <style:style style:name="Table2.F" style:family="table-column">
      <style:table-column-properties style:column-width="0.8333in" style:rel-column-width="9854*"/>
    </style:style>
    <style:style style:name="Table2.G" style:family="table-column">
      <style:table-column-properties style:column-width="0.5313in" style:rel-column-width="6282*"/>
    </style:style>
    <style:style style:name="Table2.H" style:family="table-column">
      <style:table-column-properties style:column-width="0.6569in" style:rel-column-width="7765*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458in" style:rel-column-width="3276*"/>
    </style:style>
    <style:style style:name="Table1.B" style:family="table-column">
      <style:table-column-properties style:column-width="6.5792in" style:rel-column-width="62259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Interlin_20_Frame_20_Number">
      <style:graphic-properties style:vertical-pos="top" style:vertical-rel="line"/>
    </style:style>
    <style:style style:name="fr2" style:family="graphic" style:parent-style-name="Interlin_20_Frame_20_Morpheme">
      <style:graphic-properties style:vertical-pos="top" style:vertical-rel="line"/>
    </style:style>
    <style:style style:name="fr3" style:family="graphic" style:parent-style-name="InterlinearFrame">
      <style:graphic-properties style:vertical-pos="from-top" style:horizontal-pos="from-left" style:horizontal-rel="paragraph-content"/>
    </style:style>
    <style:style style:name="fr4" style:family="graphic" style:parent-style-name="MorphemeFrame">
      <style:graphic-properties style:vertical-pos="from-top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user-field-decls>
        <text:user-field-decl office:value-type="string" office:string-value="D:\Jim\study\_computing\Office\Language Data into Writeups\FwPigAndFox.xml" text:name="WT_Int_XML_file1"/>
        <text:user-field-decl office:value-type="string" office:string-value="" text:name="WT_Int_XML_file2"/>
        <text:user-field-decl office:value-type="string" office:string-value="" text:name="WT_Int_XML_file3"/>
        <text:user-field-decl office:value-type="string" office:string-value="1" text:name="WT_InsertExNumbers"/>
        <text:user-field-decl office:value-type="string" office:string-value="1" text:name="WT_ShowMorphBreaks"/>
        <text:user-field-decl office:value-type="string" office:string-value="1" text:name="WT_ShowPartOfSpeech"/>
        <text:user-field-decl office:value-type="string" office:string-value="InterlinearFrame" text:name="WT_InterlinearFrameStyle"/>
        <text:user-field-decl office:value-type="string" office:string-value="FreeTranslation" text:name="WT_FreeTxlnStyle"/>
        <text:user-field-decl office:value-type="string" office:string-value="MorphemeFrame" text:name="WT_MorphemeFrameStyle"/>
        <text:user-field-decl office:value-type="string" office:string-value="MorphemeBreak" text:name="WT_MorphemeStyle"/>
        <text:user-field-decl office:value-type="string" office:string-value="TextIPA" text:name="WT_TextStyle"/>
        <text:user-field-decl office:value-type="string" office:string-value="Gloss" text:name="WT_GlossStyle"/>
        <text:user-field-decl office:value-type="string" office:string-value="RefNum" text:name="WT_RefNumStyle"/>
        <text:user-field-decl office:value-type="string" office:string-value="PartOfSpeech" text:name="WT_POS_Style"/>
        <text:user-field-decl office:value-type="string" office:string-value="ExNumPara" text:name="WT_NumParaStyle"/>
        <text:user-field-decl office:value-type="string" office:string-value="1.1" text:name="WT_EXREFNUM"/>
      </text:user-field-decls>
      <text:p text:style-name="P1">Three methods for outputting from FieldWorks to OpenOffice</text:p>
      <text:p text:style-name="Standard"/>
      <text:p text:style-name="Standard">Exporting an OpenOffice document from FieldWorks.</text:p>
      <text:p text:style-name="Standard"><text:s/></text:p>
      <text:p text:style-name="Interlin_20_Words"><draw:frame draw:style-name="fr1" draw:name="Frame13" text:anchor-type="as-char" fo:min-width="0.1402in" draw:z-index="0"><draw:text-box fo:min-height="0.1402in"><text:p text:style-name="Interlin_20_Phrase_20_Number">1.1. </text:p></draw:text-box></draw:frame><draw:frame draw:style-name="Interlin_20_Frame_20_Morpheme" draw:name="Frame14" text:anchor-type="as-char" fo:min-width="0.1402in" draw:z-index="1"><draw:text-box fo:min-height="0.1402in"><text:p text:style-name="Interlin_20_Base_20_iru_5f__5f_X_5f_ETIC">oɾu</text:p><text:p text:style-name="Interlin_20_Morphemes"><draw:frame draw:style-name="fr2" draw:name="Frame15" text:anchor-type="as-char" fo:min-width="0.1402in" draw:z-index="2"><draw:text-box fo:min-height="0.1402in"><text:p text:style-name="Interlin_20_Morph_20_iru_5f__5f_X_5f_ETIC">oɾu</text:p><text:p text:style-name="Interlin_20_Cf_20_iru_5f__5f_X_5f_ETIC">oɾu</text:p><text:p text:style-name="Interlin_20_Morpheme_20_Gloss_20_en">a</text:p><text:p text:style-name="Interlin_20_Morpheme_20_POS">det </text:p></draw:text-box></draw:frame></text:p><text:p text:style-name="Interlin_20_Word_20_Gloss_20_en">a</text:p><text:p text:style-name="Interlin_20_Word_20_POS">det</text:p></draw:text-box></draw:frame><draw:frame draw:style-name="Interlin_20_Frame_20_Morpheme" draw:name="Frame16" text:anchor-type="as-char" fo:min-width="0.1402in" draw:z-index="3"><draw:text-box fo:min-height="0.1402in"><text:p text:style-name="Interlin_20_Base_20_iru_5f__5f_X_5f_ETIC">uːɾud̪i</text:p><text:p text:style-name="Interlin_20_Morphemes"><draw:frame draw:style-name="fr2" draw:name="Frame21" text:anchor-type="as-char" fo:min-width="0.1402in" draw:z-index="4"><draw:text-box fo:min-height="0.1402in"><text:p text:style-name="Interlin_20_Morph_20_iru_5f__5f_X_5f_ETIC">uːɾu</text:p><text:p text:style-name="Interlin_20_Cf_20_iru_5f__5f_X_5f_ETIC">uːɾu</text:p><text:p text:style-name="Interlin_20_Morpheme_20_Gloss_20_en">village</text:p><text:p text:style-name="Interlin_20_Morpheme_20_POS">n </text:p></draw:text-box></draw:frame><draw:frame draw:style-name="Interlin_20_Frame_20_Morpheme" draw:name="Frame17" text:anchor-type="as-char" fo:min-width="0.1402in" draw:z-index="5"><draw:text-box fo:min-height="0.1402in"><text:p text:style-name="Interlin_20_Morph_20_iru_5f__5f_X_5f_ETIC">-d̪i</text:p><text:p text:style-name="Interlin_20_Cf_20_iru_5f__5f_X_5f_ETIC">-d̪i</text:p><text:p text:style-name="Interlin_20_Morpheme_20_Gloss_20_en">LOC.in</text:p><text:p text:style-name="Interlin_20_Morpheme_20_POS">case </text:p></draw:text-box></draw:frame></text:p><text:p text:style-name="Interlin_20_Word_20_Gloss_20_en">village-in</text:p><text:p text:style-name="Interlin_20_Word_20_POS">n</text:p></draw:text-box></draw:frame><draw:frame draw:style-name="Interlin_20_Frame_20_Morpheme" draw:name="Frame31" text:anchor-type="as-char" fo:min-width="0.1402in" draw:z-index="6"><draw:text-box fo:min-height="0.1402in"><text:p text:style-name="Interlin_20_Base_20_iru_5f__5f_X_5f_ETIC">muːpa</text:p><text:p text:style-name="Interlin_20_Morphemes"><draw:frame draw:style-name="fr2" draw:name="Frame18" text:anchor-type="as-char" fo:min-width="0.1402in" draw:z-index="7"><draw:text-box fo:min-height="0.1402in"><text:p text:style-name="Interlin_20_Morph_20_iru_5f__5f_X_5f_ETIC">muːpa</text:p><text:p text:style-name="Interlin_20_Cf_20_iru_5f__5f_X_5f_ETIC">muːpan</text:p><text:p text:style-name="Interlin_20_Morpheme_20_Gloss_20_en">village.leader</text:p><text:p text:style-name="Interlin_20_Morpheme_20_POS">n </text:p></draw:text-box></draw:frame></text:p><text:p text:style-name="Interlin_20_Word_20_Gloss_20_en">village.leader</text:p><text:p text:style-name="Interlin_20_Word_20_POS">n</text:p></draw:text-box></draw:frame><draw:frame draw:style-name="Interlin_20_Frame_20_Morpheme" draw:name="Frame41" text:anchor-type="as-char" fo:min-width="0.1402in" draw:z-index="8"><draw:text-box fo:min-height="0.1402in"><text:p text:style-name="Interlin_20_Base_20_iru_5f__5f_X_5f_ETIC">iɾund̪æ</text:p><text:p text:style-name="Interlin_20_Morphemes"><draw:frame draw:style-name="fr2" draw:name="Frame19" text:anchor-type="as-char" fo:min-width="0.1402in" draw:z-index="9"><draw:text-box fo:min-height="0.1402in"><text:p text:style-name="Interlin_20_Morph_20_iru_5f__5f_X_5f_ETIC">iɾu</text:p><text:p text:style-name="Interlin_20_Cf_20_iru_5f__5f_X_5f_ETIC">iɾu</text:p><text:p text:style-name="Interlin_20_Morpheme_20_Gloss_20_en">be</text:p><text:p text:style-name="Interlin_20_Morpheme_20_POS">v </text:p></draw:text-box></draw:frame><draw:frame draw:style-name="Interlin_20_Frame_20_Morpheme" draw:name="Frame20" text:anchor-type="as-char" fo:min-width="0.1402in" draw:z-index="10"><draw:text-box fo:min-height="0.1402in"><text:p text:style-name="Interlin_20_Morph_20_iru_5f__5f_X_5f_ETIC">-nd̪</text:p><text:p text:style-name="Interlin_20_Cf_20_iru_5f__5f_X_5f_ETIC">-t̪t̪</text:p><text:p text:style-name="Interlin_20_Morpheme_20_Gloss_20_en">past</text:p><text:p text:style-name="Interlin_20_Morpheme_20_POS">asp</text:p></draw:text-box></draw:frame><draw:frame draw:style-name="Interlin_20_Frame_20_Morpheme" draw:name="Frame22" text:anchor-type="as-char" fo:min-width="0.1402in" draw:z-index="11"><draw:text-box fo:min-height="0.1402in"><text:p text:style-name="Interlin_20_Morph_20_iru_5f__5f_X_5f_ETIC">-æ</text:p><text:p text:style-name="Interlin_20_Cf_20_iru_5f__5f_X_5f_ETIC">-an</text:p><text:p text:style-name="Interlin_20_Morpheme_20_Gloss_20_en">3sm</text:p><text:p text:style-name="Interlin_20_Morpheme_20_POS">s.agr</text:p></draw:text-box></draw:frame></text:p><text:p text:style-name="Interlin_20_Word_20_Gloss_20_en">be-past-3sm</text:p><text:p text:style-name="Interlin_20_Word_20_POS">v</text:p></draw:text-box></draw:frame><draw:frame draw:style-name="Interlin_20_Frame_20_Morpheme" draw:name="Frame51" text:anchor-type="as-char" fo:min-width="0.1402in" draw:z-index="12"><draw:text-box fo:min-height="0.1402in"><text:p text:style-name="Frame_20_contents">.</text:p></draw:text-box></draw:frame></text:p>
      <text:p text:style-name="Interlin_20_Freeform_20_Gloss_20_en">In a village there was a headman.</text:p>
      <text:p text:style-name="Interlin_20_Freeform_20_Gloss_20_en"/>
      <text:p text:style-name="Interlin_20_Freeform_20_Gloss_20_en"/>
      <text:p text:style-name="Interlin_20_Freeform_20_Gloss_20_en"/>
      <text:p text:style-name="Interlin_20_Freeform_20_Gloss_20_en">Copying and pasting, then using OpenOffice's Convert Text to Table function.</text:p>
      <text:p text:style-name="Interlin_20_Freeform_20_Gloss_20_en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office:value-type="string">
            <text:p text:style-name="Interlin_20_Freeform_20_Gloss_20_en">1.1</text:p>
          </table:table-cell>
          <table:table-cell office:value-type="string">
            <text:p text:style-name="Interlin_20_Freeform_20_Gloss_20_en">oɾu</text:p>
          </table:table-cell>
          <table:table-cell office:value-type="string">
            <text:p text:style-name="Interlin_20_Freeform_20_Gloss_20_en">uːɾud̪i</text:p>
          </table:table-cell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muːpa</text:p>
          </table:table-cell>
          <table:table-cell office:value-type="string">
            <text:p text:style-name="Interlin_20_Freeform_20_Gloss_20_en">iɾund̪æ</text:p>
          </table:table-cell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/>
          </table:table-cell>
        </table:table-row>
        <table:table-row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oɾu</text:p>
          </table:table-cell>
          <table:table-cell office:value-type="string">
            <text:p text:style-name="Interlin_20_Freeform_20_Gloss_20_en">uːɾu</text:p>
          </table:table-cell>
          <table:table-cell office:value-type="string">
            <text:p text:style-name="Interlin_20_Freeform_20_Gloss_20_en">-d̪i</text:p>
          </table:table-cell>
          <table:table-cell office:value-type="string">
            <text:p text:style-name="Interlin_20_Freeform_20_Gloss_20_en">muːpa</text:p>
          </table:table-cell>
          <table:table-cell office:value-type="string">
            <text:p text:style-name="Interlin_20_Freeform_20_Gloss_20_en">iɾu</text:p>
          </table:table-cell>
          <table:table-cell office:value-type="string">
            <text:p text:style-name="Interlin_20_Freeform_20_Gloss_20_en">-nd̪</text:p>
          </table:table-cell>
          <table:table-cell office:value-type="string">
            <text:p text:style-name="Interlin_20_Freeform_20_Gloss_20_en">-æ</text:p>
          </table:table-cell>
        </table:table-row>
        <table:table-row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oɾu</text:p>
          </table:table-cell>
          <table:table-cell office:value-type="string">
            <text:p text:style-name="Interlin_20_Freeform_20_Gloss_20_en">uːɾu</text:p>
          </table:table-cell>
          <table:table-cell office:value-type="string">
            <text:p text:style-name="Interlin_20_Freeform_20_Gloss_20_en">-d̪i</text:p>
          </table:table-cell>
          <table:table-cell office:value-type="string">
            <text:p text:style-name="Interlin_20_Freeform_20_Gloss_20_en">muːpan</text:p>
          </table:table-cell>
          <table:table-cell office:value-type="string">
            <text:p text:style-name="Interlin_20_Freeform_20_Gloss_20_en">iɾu</text:p>
          </table:table-cell>
          <table:table-cell office:value-type="string">
            <text:p text:style-name="Interlin_20_Freeform_20_Gloss_20_en">-t̪t̪</text:p>
          </table:table-cell>
          <table:table-cell office:value-type="string">
            <text:p text:style-name="Interlin_20_Freeform_20_Gloss_20_en">-an</text:p>
          </table:table-cell>
        </table:table-row>
        <table:table-row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a</text:p>
          </table:table-cell>
          <table:table-cell office:value-type="string">
            <text:p text:style-name="Interlin_20_Freeform_20_Gloss_20_en">village</text:p>
          </table:table-cell>
          <table:table-cell office:value-type="string">
            <text:p text:style-name="Interlin_20_Freeform_20_Gloss_20_en">LOC.in</text:p>
          </table:table-cell>
          <table:table-cell office:value-type="string">
            <text:p text:style-name="Interlin_20_Freeform_20_Gloss_20_en">village.leader</text:p>
          </table:table-cell>
          <table:table-cell office:value-type="string">
            <text:p text:style-name="Interlin_20_Freeform_20_Gloss_20_en">be</text:p>
          </table:table-cell>
          <table:table-cell office:value-type="string">
            <text:p text:style-name="Interlin_20_Freeform_20_Gloss_20_en">past</text:p>
          </table:table-cell>
          <table:table-cell office:value-type="string">
            <text:p text:style-name="Interlin_20_Freeform_20_Gloss_20_en">3sm</text:p>
          </table:table-cell>
        </table:table-row>
        <table:table-row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det </text:p>
          </table:table-cell>
          <table:table-cell office:value-type="string">
            <text:p text:style-name="Interlin_20_Freeform_20_Gloss_20_en">n </text:p>
          </table:table-cell>
          <table:table-cell office:value-type="string">
            <text:p text:style-name="Interlin_20_Freeform_20_Gloss_20_en">case </text:p>
          </table:table-cell>
          <table:table-cell office:value-type="string">
            <text:p text:style-name="Interlin_20_Freeform_20_Gloss_20_en">n </text:p>
          </table:table-cell>
          <table:table-cell office:value-type="string">
            <text:p text:style-name="Interlin_20_Freeform_20_Gloss_20_en">v </text:p>
          </table:table-cell>
          <table:table-cell office:value-type="string">
            <text:p text:style-name="Interlin_20_Freeform_20_Gloss_20_en">asp</text:p>
          </table:table-cell>
          <table:table-cell office:value-type="string">
            <text:p text:style-name="Interlin_20_Freeform_20_Gloss_20_en">s.agr</text:p>
          </table:table-cell>
        </table:table-row>
        <table:table-row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a</text:p>
          </table:table-cell>
          <table:table-cell office:value-type="string">
            <text:p text:style-name="Interlin_20_Freeform_20_Gloss_20_en">village-in</text:p>
          </table:table-cell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village.leader</text:p>
          </table:table-cell>
          <table:table-cell office:value-type="string">
            <text:p text:style-name="Interlin_20_Freeform_20_Gloss_20_en">be-past-3sm</text:p>
          </table:table-cell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/>
          </table:table-cell>
        </table:table-row>
        <table:table-row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det</text:p>
          </table:table-cell>
          <table:table-cell office:value-type="string">
            <text:p text:style-name="Interlin_20_Freeform_20_Gloss_20_en">n</text:p>
          </table:table-cell>
          <table:table-cell office:value-type="string">
            <text:p text:style-name="Interlin_20_Freeform_20_Gloss_20_en"/>
          </table:table-cell>
          <table:table-cell office:value-type="string">
            <text:p text:style-name="Interlin_20_Freeform_20_Gloss_20_en">n</text:p>
          </table:table-cell>
          <table:table-cell office:value-type="string">
            <text:p text:style-name="Interlin_20_Freeform_20_Gloss_20_en">v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Interlin_20_Freeform_20_Gloss_20_en"><text:tab/><text:tab/><text:tab/></text:p>
      <text:p text:style-name="Interlin_20_Freeform_20_Gloss_20_en">‎‎In a village there was a headman.</text:p>
      <text:p text:style-name="Interlin_20_Freeform_20_Gloss_20_en"/>
      <text:p text:style-name="Interlin_20_Freeform_20_Gloss_20_en"/>
      <text:p text:style-name="Interlin_20_Freeform_20_Gloss_20_en"/>
      <text:p text:style-name="Interlin_20_Freeform_20_Gloss_20_en">Exporting an XML document from FieldWorks, then using Writeup Tools to insert an example by giving its reference number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ExNumPara">(<text:sequence text:ref-name="refAutoNr0" text:name="AutoNr" text:formula="ooow:AutoNr+1" style:num-format="1">1</text:sequence>)</text:p>
          </table:table-cell>
          <table:table-cell table:style-name="Table1.A1" office:value-type="string">
            <text:p text:style-name="Table_20_Contents"><draw:frame draw:style-name="fr3" draw:name="Frame1" text:anchor-type="as-char" svg:y="0in" fo:min-width="0.0161in" draw:z-index="13"><draw:text-box fo:min-height="0.0161in"><text:p text:style-name="Frame_20_contents"><text:span text:style-name="TextIPA">oɾu</text:span></text:p><text:p text:style-name="Frame_20_contents"><text:span text:style-name="TextIPA"><draw:frame draw:style-name="fr4" draw:name="Frame2" text:anchor-type="as-char" svg:y="0in" fo:min-width="0.0161in" draw:z-index="14"><draw:text-box fo:min-height="0.0161in"><text:p text:style-name="Frame_20_contents"><text:span text:style-name="MorphemeBreak">oɾu</text:span></text:p><text:p text:style-name="Frame_20_contents"><text:span text:style-name="Gloss">a</text:span></text:p><text:p text:style-name="Frame_20_contents"><text:span text:style-name="PartOfSpeech">det </text:span></text:p></draw:text-box></draw:frame></text:span></text:p></draw:text-box></draw:frame><draw:frame draw:style-name="fr3" draw:name="Frame3" text:anchor-type="as-char" svg:y="0in" fo:min-width="0.0161in" draw:z-index="15"><draw:text-box fo:min-height="0.0161in"><text:p text:style-name="Frame_20_contents"><text:span text:style-name="TextIPA">uːɾud̪i</text:span></text:p><text:p text:style-name="Frame_20_contents"><text:span text:style-name="TextIPA"><draw:frame draw:style-name="fr4" draw:name="Frame4" text:anchor-type="as-char" svg:y="0in" fo:min-width="0.0161in" draw:z-index="16"><draw:text-box fo:min-height="0.0161in"><text:p text:style-name="Frame_20_contents"><text:span text:style-name="MorphemeBreak">uːɾu</text:span></text:p><text:p text:style-name="Frame_20_contents"><text:span text:style-name="Gloss">village</text:span></text:p><text:p text:style-name="Frame_20_contents"><text:span text:style-name="PartOfSpeech">n </text:span></text:p></draw:text-box></draw:frame></text:span><text:span text:style-name="TextIPA"><draw:frame draw:style-name="fr4" draw:name="Frame5" text:anchor-type="as-char" svg:y="0in" fo:min-width="0.0161in" draw:z-index="17"><draw:text-box fo:min-height="0.0161in"><text:p text:style-name="Frame_20_contents"><text:span text:style-name="MorphemeBreak">-d̪i</text:span></text:p><text:p text:style-name="Frame_20_contents"><text:span text:style-name="Gloss">LOC.in</text:span></text:p><text:p text:style-name="Frame_20_contents"><text:span text:style-name="PartOfSpeech">case </text:span></text:p></draw:text-box></draw:frame></text:span></text:p></draw:text-box></draw:frame><draw:frame draw:style-name="fr3" draw:name="Frame6" text:anchor-type="as-char" svg:y="0in" fo:min-width="0.0161in" draw:z-index="18"><draw:text-box fo:min-height="0.0161in"><text:p text:style-name="Frame_20_contents"><text:span text:style-name="TextIPA">muːpa</text:span></text:p><text:p text:style-name="Frame_20_contents"><text:span text:style-name="TextIPA"><draw:frame draw:style-name="fr4" draw:name="Frame7" text:anchor-type="as-char" svg:y="0in" fo:min-width="0.0161in" draw:z-index="19"><draw:text-box fo:min-height="0.0161in"><text:p text:style-name="Frame_20_contents"><text:span text:style-name="MorphemeBreak">muːpa</text:span></text:p><text:p text:style-name="Frame_20_contents"><text:span text:style-name="Gloss">village.leader</text:span></text:p><text:p text:style-name="Frame_20_contents"><text:span text:style-name="PartOfSpeech">n </text:span></text:p></draw:text-box></draw:frame></text:span></text:p></draw:text-box></draw:frame><draw:frame draw:style-name="fr3" draw:name="Frame8" text:anchor-type="as-char" svg:y="0in" fo:min-width="0.0161in" draw:z-index="20"><draw:text-box fo:min-height="0.0161in"><text:p text:style-name="Frame_20_contents"><text:span text:style-name="TextIPA">iɾund̪æ</text:span></text:p><text:p text:style-name="Frame_20_contents"><text:span text:style-name="TextIPA"><draw:frame draw:style-name="fr4" draw:name="Frame9" text:anchor-type="as-char" svg:y="0in" fo:min-width="0.0161in" draw:z-index="21"><draw:text-box fo:min-height="0.0161in"><text:p text:style-name="Frame_20_contents"><text:span text:style-name="MorphemeBreak">iɾu</text:span></text:p><text:p text:style-name="Frame_20_contents"><text:span text:style-name="Gloss">be</text:span></text:p><text:p text:style-name="Frame_20_contents"><text:span text:style-name="PartOfSpeech">v </text:span></text:p></draw:text-box></draw:frame></text:span><text:span text:style-name="TextIPA"><draw:frame draw:style-name="fr4" draw:name="Frame10" text:anchor-type="as-char" svg:y="0in" fo:min-width="0.0161in" draw:z-index="22"><draw:text-box fo:min-height="0.0161in"><text:p text:style-name="Frame_20_contents"><text:span text:style-name="MorphemeBreak">-nd̪</text:span></text:p><text:p text:style-name="Frame_20_contents"><text:span text:style-name="Gloss">past</text:span></text:p><text:p text:style-name="Frame_20_contents"><text:span text:style-name="PartOfSpeech">asp</text:span></text:p></draw:text-box></draw:frame></text:span><text:span text:style-name="TextIPA"><draw:frame draw:style-name="fr4" draw:name="Frame11" text:anchor-type="as-char" svg:y="0in" fo:min-width="0.0161in" draw:z-index="23"><draw:text-box fo:min-height="0.0161in"><text:p text:style-name="Frame_20_contents"><text:span text:style-name="MorphemeBreak">-æ</text:span></text:p><text:p text:style-name="Frame_20_contents"><text:span text:style-name="Gloss">3sm</text:span></text:p><text:p text:style-name="Frame_20_contents"><text:span text:style-name="PartOfSpeech">s.agr</text:span></text:p></draw:text-box></draw:frame></text:span><text:span text:style-name="TextIPA"><draw:frame draw:style-name="fr4" draw:name="Frame12" text:anchor-type="as-char" svg:y="0in" fo:min-width="0.0161in" draw:z-index="24"><draw:text-box fo:min-height="0.0161in"><text:p text:style-name="Frame_20_contents"><text:span text:style-name="MorphemeBreak"/></text:p><text:p text:style-name="Frame_20_contents"><text:span text:style-name="Gloss"/></text:p><text:p text:style-name="Frame_20_contents"><text:span text:style-name="PartOfSpeech"/></text:p></draw:text-box></draw:frame></text:span></text:p></draw:text-box></draw:frame></text:p>
            <text:p text:style-name="Table_20_Contents"><text:span text:style-name="FreeTranslation">In a village there was a headman.<text:tab/></text:span><text:span text:style-name="RefNum">1.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oulos SIL" svg:font-family="'Doulos SIL'"/>
    <style:font-face style:name="Tahoma1" svg:font-family="Tahoma"/>
    <style:font-face style:name="Times New Roman1" svg:font-family="'Times New Roman'"/>
    <style:font-face style:name="Courier New" svg:font-family="'Courier New'" style:font-family-generic="roman" style:font-pitch="variable"/>
    <style:font-face style:name="Doulos SIL1" svg:font-family="'Doulos SI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02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xNumPara" style:family="paragraph">
      <style:paragraph-properties fo:margin-top="0.0701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lin_20_Base" style:display-name="Interlin Base" style:family="paragraph" style:parent-style-name="Standard" style:class="text">
      <style:paragraph-properties fo:margin-top="0in" fo:margin-bottom="0in"/>
    </style:style>
    <style:style style:name="Interlin_20_Analysis_20_en" style:display-name="Interlin Analysis en" style:family="paragraph" style:parent-style-name="Interlin_20_Base" style:class="text">
      <style:text-properties style:font-name="Times New Roman1" style:font-name-asian="Times New Roman1" style:font-name-complex="Times New Roman1"/>
    </style:style>
    <style:style style:name="Interlin_20_Freeform_20_Gloss_20_en" style:display-name="Interlin Freeform Gloss en" style:family="paragraph" style:parent-style-name="Interlin_20_Analysis_20_en" style:class="text"/>
    <style:style style:name="Interlin_20_Words" style:display-name="Interlin Words" style:family="paragraph" style:parent-style-name="Interlin_20_Base" style:class="text">
      <style:paragraph-properties fo:margin-top="0in" fo:margin-bottom="0in"/>
    </style:style>
    <style:style style:name="Interlin_20_Analysis" style:display-name="Interlin Analysis" style:family="paragraph" style:parent-style-name="Interlin_20_Base" style:class="text"/>
    <style:style style:name="Interlin_20_Phrase_20_Number" style:display-name="Interlin Phrase Number" style:family="paragraph" style:parent-style-name="Interlin_20_Analysis" style:class="text"/>
    <style:style style:name="Interlin_20_Vernacular" style:display-name="Interlin Vernacular" style:family="paragraph" style:parent-style-name="Interlin_20_Base" style:class="text">
      <style:paragraph-properties fo:margin-top="0in" fo:margin-bottom="0in"/>
      <style:text-properties style:font-name="Doulos SIL" fo:language="zxx" fo:country="none" style:font-name-asian="Doulos SIL" style:font-name-complex="Doulos SIL"/>
    </style:style>
    <style:style style:name="Interlin_20_Vern_20_iru_5f__5f_X_5f_ETIC" style:display-name="Interlin Vern iru__X_ETIC" style:family="paragraph" style:parent-style-name="Interlin_20_Vernacular" style:class="text">
      <style:text-properties style:font-name="Doulos SIL" style:font-name-asian="Doulos SIL" style:font-name-complex="Doulos SIL"/>
    </style:style>
    <style:style style:name="Interlin_20_Base_20_iru_5f__5f_X_5f_ETIC" style:display-name="Interlin Base iru__X_ETIC" style:family="paragraph" style:parent-style-name="Interlin_20_Vern_20_iru_5f__5f_X_5f_ETIC" style:class="text">
      <style:text-properties fo:font-weight="bold" style:font-weight-asian="bold" style:font-weight-complex="bold"/>
    </style:style>
    <style:style style:name="Interlin_20_Morphemes" style:display-name="Interlin Morphemes" style:family="paragraph" style:parent-style-name="Interlin_20_Base" style:class="text"/>
    <style:style style:name="Interlin_20_Morph_20_iru_5f__5f_X_5f_ETIC" style:display-name="Interlin Morph iru__X_ETIC" style:family="paragraph" style:parent-style-name="Interlin_20_Vern_20_iru_5f__5f_X_5f_ETIC" style:class="text"/>
    <style:style style:name="Interlin_20_Cf_20_iru_5f__5f_X_5f_ETIC" style:display-name="Interlin Cf iru__X_ETIC" style:family="paragraph" style:parent-style-name="Interlin_20_Vern_20_iru_5f__5f_X_5f_ETIC" style:class="text"/>
    <style:style style:name="Interlin_20_Morpheme_20_Gloss_20_en" style:display-name="Interlin Morpheme Gloss en" style:family="paragraph" style:parent-style-name="Interlin_20_Analysis_20_en" style:class="text"/>
    <style:style style:name="Interlin_20_Morpheme_20_POS" style:display-name="Interlin Morpheme POS" style:family="paragraph" style:parent-style-name="Interlin_20_Analysis" style:class="text">
      <style:text-properties fo:font-size="75%"/>
    </style:style>
    <style:style style:name="Interlin_20_Word_20_Gloss_20_en" style:display-name="Interlin Word Gloss en" style:family="paragraph" style:parent-style-name="Interlin_20_Analysis_20_en" style:class="text"/>
    <style:style style:name="Interlin_20_Word_20_POS" style:display-name="Interlin Word POS" style:family="paragraph" style:parent-style-name="Interlin_20_Analysis" style:class="text"/>
    <style:style style:name="TextIPA" style:family="text">
      <style:text-properties fo:color="#0000ff" style:font-name="Doulos SIL1" fo:font-size="12pt"/>
    </style:style>
    <style:style style:name="MorphemeBreak" style:family="text">
      <style:text-properties fo:color="#800080" style:font-name="Doulos SIL1" fo:font-size="12pt"/>
    </style:style>
    <style:style style:name="PartOfSpeech" style:family="text">
      <style:text-properties fo:color="#ff0000" style:font-name="Times New Roman" fo:font-size="10pt"/>
    </style:style>
    <style:style style:name="Gloss" style:family="text">
      <style:text-properties fo:color="#ff00ff" style:font-name="Times New Roman" fo:font-size="10pt"/>
    </style:style>
    <style:style style:name="FreeTranslation" style:family="text">
      <style:text-properties fo:color="#008000" style:font-name="Times New Roman" fo:font-size="12pt"/>
    </style:style>
    <style:style style:name="RefNum" style:family="text">
      <style:text-properties fo:color="#800000" style:font-name="Courier New" fo:font-size="12pt"/>
    </style:style>
    <style:style style:name="InterlinearFrame" style:family="graphic">
      <style:graphic-properties fo:min-width="0.0161in" fo:min-height="0.0161in" text:anchor-type="as-char" fo:margin-left="0in" fo:margin-right="0.1in" fo:margin-top="0in" fo:margin-bottom="0.1in" fo:padding="0in" fo:border="none"/>
    </style:style>
    <style:style style:name="MorphemeFrame" style:family="graphic">
      <style:graphic-properties fo:min-width="0.0161in" fo:min-height="0.0161in" text:anchor-type="as-char" fo:margin-left="0in" fo:margin-right="0.1in" fo:margin-top="0in" fo:margin-bottom="0.1in" fo:padding="0in" fo:border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Interlin_20_Frame" style:display-name="Interlin Frame" style:family="graphic" style:parent-style-name="Frame">
      <style:graphic-properties svg:y="0in" fo:margin-left="0in" fo:margin-right="0.05in" fo:margin-top="0in" fo:margin-bottom="0in" style:vertical-pos="top" style:vertical-rel="line" fo:padding="0in" fo:border="none" style:shadow="none"/>
    </style:style>
    <style:style style:name="Interlin_20_Frame_20_Number" style:display-name="Interlin Frame Number" style:family="graphic" style:parent-style-name="Interlin_20_Frame"/>
    <style:style style:name="Interlin_20_Frame_20_Morpheme" style:display-name="Interlin Frame Morpheme" style:family="graphic" style:parent-style-name="Interlin_20_Fram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im Kornelsen</meta:initial-creator>
    <meta:creation-date>2010-01-29T22:58:16.57</meta:creation-date>
    <dc:date>2010-01-29T23:18:57.37</dc:date>
    <dc:creator>Jim Kornelsen</dc:creator>
    <meta:editing-duration>PT00H10M22S</meta:editing-duration>
    <meta:editing-cycles>3</meta:editing-cycles>
    <meta:generator>OpenOffice.org/3.1$Win32 OpenOffice.org_project/310m19$Build-9420</meta:generator>
    <meta:document-statistic meta:table-count="2" meta:image-count="0" meta:object-count="0" meta:page-count="1" meta:paragraph-count="128" meta:word-count="177" meta:character-count="910"/>
  </office:meta>
</office:document-meta>
</file>